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egoe WPC" svg:font-family="'Segoe WPC', 'Segoe UI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wo-Step Authentication</text:h>
      <text:p text:style-name="P2">Two-Step Authentication enhances login security by requiring a one-time use code to be sent to a user's email or mobile phone.</text:p>
      <text:p text:style-name="P2">Two-Step Authentication provides an additional layer of security during the login process. After entering a password, users must supply a one-time security code sent to their registered email address or mobile phone. This approach helps prevent unauthorized access, even if a password is compromised.</text:p>
      <text:p text:style-name="P2">The feature can be configured for multiple user groups, including students, parents, and staff members.</text:p>
      <text:p text:style-name="P2">Institutions can implement Two-Step Authentication with single sign-on (SSO) or direct sign-on (DSO). You can activate the feature regardless of whether you enable general texting and SMS functionalit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egoe WPC" svg:font-family="'Segoe WPC', 'Segoe UI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gan H</meta:initial-creator>
    <meta:creation-date>2026-03-10T15:11:49.82</meta:creation-date>
    <dc:date>2026-03-10T20:40:09.61</dc:date>
    <dc:creator>Megan H</dc:creator>
    <meta:editing-duration>PT5H28M20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5" meta:word-count="110" meta:character-count="754"/>
  </office:meta>
</office:document-meta>
</file>